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1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T1" style:family="text">
      <style:text-properties style:font-name="Liberation Sans" style:font-name-asian="Arial Unicode MS"/>
    </style:style>
    <style:style style:name="T2" style:family="text">
      <style:text-properties style:font-name-asian="Arial Unicode MS" style:font-name-complex=""/>
    </style:style>
    <style:style style:name="T3" style:family="tex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7"/>
        <table:table-row table:style-name="ro1">
          <table:table-cell table:style-name="ce1" office:value-type="string" calcext:value-type="string">
            <text:p>Datum</text:p>
          </table:table-cell>
          <table:table-cell table:style-name="ce3" office:value-type="string" calcext:value-type="string">
            <text:p>Aktivität</text:p>
          </table:table-cell>
          <table:table-cell table:style-name="ce6" office:value-type="string" calcext:value-type="string">
            <text:p>Stunden</text:p>
          </table:table-cell>
        </table:table-row>
        <table:table-row table:style-name="ro2">
          <table:table-cell office:value-type="string" calcext:value-type="string">
            <text:p>29.10.2015</text:p>
          </table:table-cell>
          <table:table-cell office:value-type="string" calcext:value-type="string">
            <text:p>Einrichten der Programmierumgebung Xcode.</text:p>
            <text:p>Verstehen von GLFW und Erstellen einiger Beispielprogramme zum Ausprobieren vorhandener Funktionalität.</text:p>
            <text:p>Erstellen von GLSL Vertex- und Fragmentshader zum Darstellen eines einfarbigen Dreiecks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0.10.2015</text:p>
          </table:table-cell>
          <table:table-cell office:value-type="string" calcext:value-type="string">
            <text:p>Implementieren eines ShaderManagers zum komfortablen Laden und Debuggen von Vertex- und Fragmentshadern.</text:p>
            <text:p>Erweitern des vorhandenen Vertex- und Fragmentshader zur Interpolierung der Farben eines Dreiecks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31.10.2015</text:p>
          </table:table-cell>
          <table:table-cell office:value-type="string" calcext:value-type="string">
            <text:p>Recherche über freie Bewegung im dreidimensionalen Raum zur Umsetzung einer Camera Klasse.</text:p>
            <text:p>Implementieren einer Klasse Camera zur freien Bewegung im Raum.</text:p>
            <text:p>Implementieren einer Klasse Keyboard, die es mir erlaubt abzufragen, ob eine Taste gedrückt ist oder nicht.</text:p>
            <text:p>Implementieren einer Funktion mouse_callback die es mir erlaubt Mausbewegungen auf die Kamera umzusetzen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01.11.2015</text:p>
          </table:table-cell>
          <table:table-cell office:value-type="string" calcext:value-type="string">
            <text:p>Implementieren eines eigenen MeshLoaders zum Laden von .obj Dateien.</text:p>
            <text:p>Erfolgreiches Laden eines Würflels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02.11.2015</text:p>
          </table:table-cell>
          <table:table-cell office:value-type="string" calcext:value-type="string">
            <text:p>Implementieren eines Blinn-Phong Shading Models zur schöneren Darstellung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4.11.2015</text:p>
          </table:table-cell>
          <table:table-cell office:value-type="string" calcext:value-type="string">
            <text:p>Meeting mit Prof. Harder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5.11.2015</text:p>
          </table:table-cell>
          <table:table-cell office:value-type="string" calcext:value-type="string">
            <text:p>Erweitern des MeshLoaders. Umbauen auf indiziertes Laden von Objekten. Implementierung der Berechnung von Normals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06.11.2015</text:p>
          </table:table-cell>
          <table:table-cell office:value-type="string" calcext:value-type="string">
            <text:p>Unterscheidung zwischen flat-shaded und smooth-shaded Models und der Berechnung von Normals.</text:p>
            <text:p>Implementierung von Vererbung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07.11.2015</text:p>
          </table:table-cell>
          <table:table-cell office:value-type="string" calcext:value-type="string">
            <text:p>Code refactoring und vertraut machen wie man GitHub mit Xcode verwendet. Erster commit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08.11.2015</text:p>
          </table:table-cell>
          <table:table-cell office:value-type="string" calcext:value-type="string">
            <text:p>Neuimplementierung des MeshLoaders, da meine eigene Implementierung nicht mit großen Objekten zurechtkam.</text:p>
            <text:p>Verwendung des Librarys Assimp zum Laden von .obj Dateien. Unterscheidung zwischen Flat- und Smoothshaded</text:p>
            <text:p>Models ist nun nicht mehr notwendig. Als Test wurde ein Stanford Bunny geladen. Es hat einwandfrei funktioniert.</text:p>
            <text:p>Ändern des Vertex- und Fragmentshader damit Konstanten dynamisch über Uniforms geändert werden können.</text:p>
            <text:p>Erstellen einer Klasse Light die es ermöglicht das Licht dynamisch zu bewegen.</text:p>
            <text:p>Erstellen einer Klasse Material die es ermöglicht das Material dynamisch zu ändern.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09.11.2015</text:p>
          </table:table-cell>
          <table:table-cell office:value-type="string" calcext:value-type="string">
            <text:p>Implementieren einer Klasse Heightmap die es ermöglicht eine beliebig große flache Fläche, bestehend aus Dreiecken zu erstellen.</text:p>
            <text:p>Die Ecken der Dreiecke sind indiziert und es ist somit auch möglich große Heightmaps effizient zu laden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.11.2015</text:p>
          </table:table-cell>
          <table:table-cell office:value-type="string" calcext:value-type="string">
            <text:p>Erweitern der Klasse Heightmap um es zu ermöglichen die Höhe beliebiger Vertices zu verändern. </text:p>
            <text:p><text:span text:style-name="T1">Vertrautmachen mit dem Headerfile stb_image.h zum Laden von Bilddateien (.png).</text:span></text:p>
            <text:p><text:span text:style-name="T1">Verwenden der schwarz-weiß Bildinformationen zum erfolgreichen Laden einer Heightmap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13.11.2015</text:p>
          </table:table-cell>
          <table:table-cell office:value-type="string" calcext:value-type="string">
            <text:p>Überlege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4.11.2015</text:p>
          </table:table-cell>
          <table:table-cell office:value-type="string" calcext:value-type="string">
            <text:p>Erweiter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5.11.2015</text:p>
          </table:table-cell>
          <table:table-cell office:value-type="string" calcext:value-type="string">
            <text:p>Erweitern des Aufbaus der Initialpräsentation. Erstellen und Suchen von geigneten Grafiken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19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20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3.11.2015</text:p>
          </table:table-cell>
          <table:table-cell office:value-type="string" calcext:value-type="string">
            <text:p>Umbau der Präsentation auf das IGS Präsentationstemplate. Umsetzen der vorgeschlagenen Änderungen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5.11.2015</text:p>
          </table:table-cell>
          <table:table-cell office:value-type="string" calcext:value-type="string">
            <text:p>Meeting mit Prof. Harders</text:p>
            <text:p>Finalisieren der Initialpräsentat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9.12.2015</text:p>
          </table:table-cell>
          <table:table-cell office:value-type="string" calcext:value-type="string">
            <text:p>Recherche Diamond-Square-Algorithmu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0.12.2015</text:p>
          </table:table-cell>
          <table:table-cell office:value-type="string" calcext:value-type="string">
            <text:p>Implementierung des Diamond-Square-Algorithmus</text:p>
            <text:p>Project cleanup (Refactoring)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24.12.2015</text:p>
          </table:table-cell>
          <table:table-cell office:value-type="string" calcext:value-type="string">
            <text:p>Recherche Fault-Algorithmu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5.12.2015</text:p>
          </table:table-cell>
          <table:table-cell office:value-type="string" calcext:value-type="string">
            <text:p>Implementierung des Fault-Algorithmu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04.01.2016</text:p>
          </table:table-cell>
          <table:table-cell office:value-type="string" calcext:value-type="string">
            <text:p>Recherche RMP-Algorithmu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5.01.2016</text:p>
          </table:table-cell>
          <table:table-cell table:style-name="ce5" office:value-type="string" calcext:value-type="string">
            <text:p><text:span text:style-name="T2">Weitere Recherche RMP-Algorithmus</text:span></text:p>
            <text:p><text:span text:style-name="T2">Recherche Graphentheorie</text:span></text:p>
            <text:p><text:span text:style-name="T2">Erste Schritte zur Implementierung des RMP-Algorithmus (noch kein Resultat)</text:span>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06.01.2016</text:p>
          </table:table-cell>
          <table:table-cell office:value-type="string" calcext:value-type="string">
            <text:p>Weitere Recherche RMP-Algorithmus</text:p>
            <text:p>Weitere Recherche Graphentheorie</text:p>
            <text:p>Implementierung einer Graphdatenstruktur</text:p>
            <text:p>Implementierung des RMP-Algorithmus samt Zykluserkennung, Ray-Ray-Intersection und IsPointInPolygon Funktion.</text:p>
            <text:p>Resultat des RMP-Algorithmus sichtbar, aber soweit noch nicht zufriedenstellend.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07.01.2016</text:p>
          </table:table-cell>
          <table:table-cell office:value-type="string" calcext:value-type="string">
            <text:p>Code refactoring.</text:p>
            <text:p>Weitere Recherche in der Graphentheorie.</text:p>
            <text:p>Graph bugfixes. Neuimplementierung der Zykluserkennung. Finden der minimalen Zyklen im Graphen ist nun verlässlich möglich.</text:p>
            <text:p>RMP bugfixes. Neuimplementierung der Ray-Ray-Intersection. Kleine Änderungen an der IsPointInPolygon Funktion.</text:p>
            <text:p>Erstes zufriedenstellendes Resultat mit RMP.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09.02.2016</text:p>
          </table:table-cell>
          <table:table-cell office:value-type="string" calcext:value-type="string">
            <text:p>Recherche geologiebasierte Algorithmen (Erosion, tektonische Plattenbewegungen)</text:p>
            <text:p><text:span text:style-name="T3">Erneute Recherche über tektonische Plattenbewegungen → wenig vielversprechend</text:span></text:p>
            <text:p>Recherche Erosion (thermal, hydraulic) → sehr vielversprechend</text:p>
            <text:p>Schreiben des Berichts über geplante geologiebasierte Algorithmen (thermal and hydraulic erosion)</text:p>
          </table:table-cell>
          <table:table-cell office:value-type="float" office:value="5" calcext:value-type="float">
            <text:p>5</text:p>
          </table:table-cell>
        </table:table-row>
        <table:table-row table:style-name="ro5" table:number-rows-repeated="104854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21:31:23.3612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5:08:47.002588000</meta:creation-date>
    <meta:generator>LibreOffice/4.2.8.2$MacOSX_x86 LibreOffice_project/48d50dbfc06349262c9d50868e5c1f630a573ebd</meta:generator>
    <dc:date>2016-02-09T21:41:57.919899000</dc:date>
    <meta:editing-duration>PT2H8M24S</meta:editing-duration>
    <meta:editing-cycles>68</meta:editing-cycles>
    <meta:document-statistic meta:table-count="1" meta:cell-count="87" meta:object-count="0"/>
  </office:meta>
</office:document-meta>
</file>